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HandlerConfigurator.configure( RendererContext context , String 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HandlerConfigurator.XMLHandlerConfigurator(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HandlerConfigurator.getHandlerConfig( Configuration cfg , String namespac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